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language-asian="en" style:country-asian="IN" style:font-weight-asian="bold"/>
    </style:style>
    <style:style style:name="gr1" style:family="graphic">
      <style:graphic-properties draw:stroke="solid" svg:stroke-width="0.035cm" svg:stroke-color="#43729d" draw:stroke-linejoin="miter" svg:stroke-linecap="butt" draw:fill="none" draw:textarea-vertical-align="top" draw:auto-grow-height="false" fo:min-height="1.36cm" fo:min-width="5.576cm" fo:padding-top="0.125cm" fo:padding-bottom="0.125cm" fo:padding-left="0.25cm" fo:padding-right="0.25cm" fo:wrap-option="wrap" fo:margin-left="0cm" fo:margin-right="0.064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43729d" draw:stroke-linejoin="miter" svg:stroke-linecap="butt" draw:fill="none" draw:textarea-vertical-align="top" draw:auto-grow-height="false" fo:min-height="0.577cm" fo:min-width="5.237cm" fo:padding-top="0.125cm" fo:padding-bottom="0.125cm" fo:padding-left="0.25cm" fo:padding-right="0.25cm" fo:wrap-option="wrap" fo:margin-left="0cm" fo:margin-right="0.032cm" fo:margin-top="0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43729d" draw:stroke-linejoin="miter" svg:stroke-linecap="butt" draw:fill="none" draw:textarea-vertical-align="top" draw:auto-grow-height="false" fo:min-height="0.577cm" fo:min-width="5.237cm" fo:padding-top="0.125cm" fo:padding-bottom="0.125cm" fo:padding-left="0.25cm" fo:padding-right="0.25cm" fo:wrap-option="wrap" fo:margin-left="0cm" fo:margin-right="0.032cm" fo:margin-top="0cm" fo:margin-bottom="0.074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Commands </text:p>
      <text:p text:style-name="Standard"><draw:custom-shape text:anchor-type="paragraph" draw:z-index="0" draw:name="Rectangle 1" draw:style-name="gr2" draw:text-style-name="P2" svg:width="5.737cm" svg:height="0.826cm" svg:x="-0.339cm" svg:y="0.67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 At your home directory, create a new, empty text file called temp1.</text:span></text:p>
      <text:p text:style-name="Standard">Command: touch temp1.txt</text:p>
      <text:p text:style-name="Standard"><draw:custom-shape text:anchor-type="paragraph" draw:z-index="1" draw:name="Rectangle 2" draw:style-name="gr2" draw:text-style-name="P2" svg:width="5.737cm" svg:height="0.826cm" svg:x="-0.318cm" svg:y="0.56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 Use the script utility to capture your session</text:span></text:p>
      <text:p text:style-name="Standard">Command: script filename</text:p>
      <text:p text:style-name="Standard"><draw:custom-shape text:anchor-type="paragraph" draw:z-index="2" draw:name="Rectangle 3" draw:style-name="gr2" draw:text-style-name="P2" svg:width="5.737cm" svg:height="0.826cm" svg:x="-0.36cm" svg:y="0.6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3. Show the full path name of your home directory</text:span></text:p>
      <text:p text:style-name="Standard">Command: pwd</text:p>
      <text:p text:style-name="Standard"><draw:custom-shape text:anchor-type="paragraph" draw:z-index="3" draw:name="Rectangle 4" draw:style-name="gr2" draw:text-style-name="P2" svg:width="5.737cm" svg:height="0.826cm" svg:x="-0.296cm" svg:y="1.21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 Without changing directory, do a listing of the root directory, use an option of the list utility so you can see what file type each file is, but don't use the long listing option.</text:span></text:p>
      <text:p text:style-name="Standard">Command: ls ~</text:p>
      <text:p text:style-name="Standard"><draw:custom-shape text:anchor-type="paragraph" draw:z-index="4" draw:name="Rectangle 5" draw:style-name="gr2" draw:text-style-name="P2" svg:width="5.737cm" svg:height="0.826cm" svg:x="-0.254cm" svg:y="0.6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text:span> <text:span text:style-name="T1">Use the echo command to print to screen what type of files are in the root directory</text:span></text:p>
      <text:p text:style-name="Standard">Command: echo *.*</text:p>
      <text:p text:style-name="Standard"><draw:custom-shape text:anchor-type="paragraph" draw:z-index="5" draw:name="Rectangle 6" draw:style-name="gr2" draw:text-style-name="P2" svg:width="5.737cm" svg:height="0.826cm" svg:x="-0.254cm" svg:y="0.80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 Create 2 subdirectories under your home directory, dir1 and dir2</text:span></text:p>
      <text:p text:style-name="Standard">Command: mkdir dir1 dir2</text:p>
      <text:p text:style-name="Standard"><draw:custom-shape text:anchor-type="paragraph" draw:z-index="6" draw:name="Rectangle 7" draw:style-name="gr2" draw:text-style-name="P2" svg:width="5.737cm" svg:height="0.826cm" svg:x="-0.191cm" svg:y="0.62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 Use an absolute path to go to the directory dir1</text:span></text:p>
      <text:p text:style-name="Standard">Command: pwd</text:p>
      <text:p text:style-name="Standard"><draw:custom-shape text:anchor-type="paragraph" draw:z-index="7" draw:name="Rectangle 8" draw:style-name="gr3" draw:text-style-name="P2" svg:width="5.737cm" svg:height="0.826cm" svg:x="-0.191cm" svg:y="1.22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 Copy the file temp1 (currently in your home directory, from step 1) to directory dir1, which is your current directory. You should not have to type temp1 twice on the command line</text:span></text:p>
      <text:p text:style-name="Standard">Command: cp temp1 ../dir2/temp2.txt</text:p>
      <text:p text:style-name="Standard"><draw:custom-shape text:anchor-type="paragraph" draw:z-index="8" draw:name="Rectangle 9" draw:style-name="gr2" draw:text-style-name="P2" svg:width="5.737cm" svg:height="0.826cm" svg:x="-0.275cm" svg:y="1.07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9. Stay in directory dir1. Use one command to copy the file temp1 to directory dir2 and call this file temp2.</text:span></text:p>
      <text:p text:style-name="Standard">Command: mv dir2 dir1</text:p>
      <text:p text:style-name="Standard"><draw:custom-shape text:anchor-type="paragraph" draw:z-index="9" draw:name="Rectangle 10" draw:style-name="gr2" draw:text-style-name="P2" svg:width="5.737cm" svg:height="0.826cm" svg:x="-0.275cm" svg:y="0.81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0. Go to your home directory, using the shortest way to run the command.</text:span></text:p>
      <text:p text:style-name="Standard">Command: cd ~</text:p>
      <text:p text:style-name="Standard"><draw:custom-shape text:anchor-type="paragraph" draw:z-index="10" draw:name="Rectangle 11" draw:style-name="gr2" draw:text-style-name="P2" svg:width="5.737cm" svg:height="0.826cm" svg:x="-0.318cm" svg:y="0.47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1. Stay in your home directory, move directory dir2 so it becomes a subdirectory of directory dir1</text:span></text:p>
      <text:p text:style-name="Standard">Command: mv dir2 dir1</text:p>
      <text:p text:style-name="Standard"><text:span text:style-name="T1">12. Stay in your home directory, move directory dir2 so it become</text:span><text:bookmark text:name="_GoBack"/><text:span text:style-name="T1">s a subdirectory of directory dir1</text:span></text:p>
      <text:p text:style-name="Standard"><draw:custom-shape text:anchor-type="paragraph" draw:z-index="11" draw:name="Rectangle 12" draw:style-name="gr2" draw:text-style-name="P2" svg:width="5.737cm" svg:height="0.826cm" svg:x="-0.492cm" svg:y="-0.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Command: ls ../dir2</text:p>
      <text:p text:style-name="Standard"><draw:custom-shape text:anchor-type="paragraph" draw:z-index="12" draw:name="Rectangle 13" draw:style-name="gr1" draw:text-style-name="P2" svg:width="6.076cm" svg:height="1.609cm" svg:x="-0.55cm" svg:y="0.82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13. Exit script and save the script output file for the next lab time keep your dir1 an dir2 </text:span></text:p>
      <text:p text:style-name="Standard">Command: [ctrl + D] </text:p>
      <text:p text:style-name="Standard">Will exit from script mode.<text:span text:style-name="T2">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umit adep</meta:initial-creator>
    <meta:editing-cycles>3</meta:editing-cycles>
    <meta:creation-date>2023-03-21T10:23:00</meta:creation-date>
    <dc:date>2023-03-29T11:45:41.921130591</dc:date>
    <meta:editing-duration>PT51M16S</meta:editing-duration>
    <meta:generator>LibreOffice/6.4.7.2$Linux_X86_64 LibreOffice_project/40$Build-2</meta:generator>
    <meta:document-statistic meta:table-count="0" meta:image-count="0" meta:object-count="0" meta:page-count="2" meta:paragraph-count="28" meta:word-count="277" meta:character-count="1509" meta:non-whitespace-character-count="12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